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11551f" officeooo:paragraph-rsid="0011551f" style:font-weight-asian="bold" style:font-weight-complex="bold"/>
    </style:style>
    <style:style style:name="P2" style:family="paragraph" style:parent-style-name="Standard">
      <style:text-properties style:font-name="Arial" fo:font-weight="bold" officeooo:rsid="0011551f" officeooo:paragraph-rsid="001555fa" style:font-weight-asian="bold" style:font-weight-complex="bold"/>
    </style:style>
    <style:style style:name="P3" style:family="paragraph" style:parent-style-name="Standard">
      <style:text-properties style:font-name="Arial" fo:font-weight="bold" officeooo:rsid="001394af" officeooo:paragraph-rsid="001394af" style:font-weight-asian="bold" style:font-weight-complex="bold"/>
    </style:style>
    <style:style style:name="P4" style:family="paragraph" style:parent-style-name="Standard">
      <style:text-properties style:font-name="Arial" fo:font-weight="bold" officeooo:rsid="001394af" officeooo:paragraph-rsid="001555fa" style:font-weight-asian="bold" style:font-weight-complex="bold"/>
    </style:style>
    <style:style style:name="P5" style:family="paragraph" style:parent-style-name="Standard">
      <style:text-properties style:font-name="Arial" fo:font-weight="normal" officeooo:rsid="0011551f" officeooo:paragraph-rsid="0011551f" style:font-weight-asian="normal" style:font-weight-complex="normal"/>
    </style:style>
    <style:style style:name="T1" style:family="text">
      <style:text-properties officeooo:rsid="0011551f"/>
    </style:style>
    <style:style style:name="T2" style:family="text">
      <style:text-properties officeooo:rsid="0012f1c6"/>
    </style:style>
    <style:style style:name="T3" style:family="text">
      <style:text-properties officeooo:rsid="001555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mpleta los siguientes enunciados adjuntando capturas de tu consola.</text:p>
      <text:p text:style-name="P1"/>
      <text:p text:style-name="P1">Ejercicio 1 <text:span text:style-name="T3">(2’5 puntos)</text:span>:</text:p>
      <text:p text:style-name="P1">Inicia Python en tu consola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jercicio 2 <text:span text:style-name="T3">(2’5 puntos)</text:span>:</text:p>
      <text:p text:style-name="P1">Comprueba la versión de Python instalada desde la consola de comando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jercicio 3 <text:span text:style-name="T3">(2’5 puntos)</text:span>:</text:p>
      <text:p text:style-name="P1">Asigna una variable con el valor que quieras e imprímela por pantalla. <text:span text:style-name="T2">Realiza las dos instrucciones en la misma línea</text:span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Ejercicio 4<text:span text:style-name="T1"> </text:span><text:span text:style-name="T3">(2’5 puntos)</text:span>:</text:p>
      <text:p text:style-name="P3">Asigna una variable con tu nombre, e imprímela por pantalla para que aparezca “Hola soy ” seguido de tu nombr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3T11:23:20.577000000</meta:creation-date>
    <dc:date>2024-12-03T12:09:04.265000000</dc:date>
    <meta:editing-duration>PT45M41S</meta:editing-duration>
    <meta:editing-cycles>4</meta:editing-cycles>
    <meta:generator>LibreOffice/24.2.1.2$Windows_X86_64 LibreOffice_project/db4def46b0453cc22e2d0305797cf981b68ef5ac</meta:generator>
    <meta:document-statistic meta:table-count="0" meta:image-count="0" meta:object-count="0" meta:page-count="1" meta:paragraph-count="9" meta:word-count="81" meta:character-count="497" meta:non-whitespace-character-count="425"/>
  </office:meta>
</office:document-meta>
</file>